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table:style-name="ce1" office:value-type="float" office:value="47000" calcext:value-type="float">
            <text:p>4,70E+04</text:p>
          </table:table-cell>
          <table:table-cell office:value-type="string" calcext:value-type="string">
            <text:p>(down)</text:p>
          </table:table-cell>
          <table:table-cell office:value-type="string" calcext:value-type="string">
            <text:p>Good</text:p>
          </table:table-cell>
          <table:table-cell office:value-type="float" office:value="13.5" calcext:value-type="float">
            <text:p>13,5</text:p>
          </table:table-cell>
          <table:table-cell/>
          <table:table-cell office:value-type="string" calcext:value-type="string">
            <text:p>Ideal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1" office:value-type="float" office:value="4700" calcext:value-type="float">
            <text:p>4,70E+03</text:p>
          </table:table-cell>
          <table:table-cell office:value-type="string" calcext:value-type="string">
            <text:p>(up)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pwth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uvthl</text:p>
          </table:table-cell>
          <table:table-cell table:formula="of:=1.233*([.B2]/[.B3]+1)" office:value-type="float" office:value="13.563" calcext:value-type="float">
            <text:p>13,563</text:p>
          </table:table-cell>
          <table:table-cell table:number-columns-repeated="4"/>
          <table:table-cell office:value-type="string" calcext:value-type="string">
            <text:p>R1/R2</text:p>
          </table:table-cell>
          <table:table-cell table:formula="of:=([.H3]/1.233)-1" office:value-type="float" office:value="9.5433901054339" calcext:value-type="float">
            <text:p>9,5433901054339</text:p>
          </table:table-cell>
        </table:table-row>
        <table:table-row table:style-name="ro1">
          <table:table-cell office:value-type="string" calcext:value-type="string">
            <text:p>Vuvtlh</text:p>
          </table:table-cell>
          <table:table-cell table:formula="of:=1.313*([.B2]/[.B3]+1)" office:value-type="float" office:value="14.443" calcext:value-type="float">
            <text:p>14,443</text:p>
          </table:table-cell>
          <table:table-cell table:number-columns-repeated="4"/>
          <table:table-cell office:value-type="string" calcext:value-type="string">
            <text:p>R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table:formula="of:=[.H5]/[.H4]" office:value-type="float" office:value="12.574148041132" calcext:value-type="float">
            <text:p>12,5741480411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WRG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table:style-name="ce1" office:value-type="float" office:value="47" calcext:value-type="float">
            <text:p>4,70E+01</text:p>
          </table:table-cell>
          <table:table-cell office:value-type="string" calcext:value-type="string">
            <text:p>(up)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Vthl + 0,5</text:p>
          </table:table-cell>
          <table:table-cell/>
          <table:table-cell office:value-type="string" calcext:value-type="string">
            <text:p>Ideal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1" office:value-type="float" office:value="4.7" calcext:value-type="float">
            <text:p>4,70E+00</text:p>
          </table:table-cell>
          <table:table-cell office:value-type="string" calcext:value-type="string">
            <text:p>(down)</text:p>
          </table:table-cell>
          <table:table-cell/>
          <table:table-cell office:value-type="string" calcext:value-type="string">
            <text:p>Vthl + 1</text:p>
          </table:table-cell>
          <table:table-cell/>
          <table:table-cell office:value-type="string" calcext:value-type="string">
            <text:p>Vpwth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pwthl</text:p>
          </table:table-cell>
          <table:table-cell table:formula="of:=1.233*([.B9]/[.B10]+1)" office:value-type="float" office:value="13.563" calcext:value-type="float">
            <text:p>13,563</text:p>
          </table:table-cell>
          <table:table-cell table:number-columns-repeated="4"/>
          <table:table-cell office:value-type="string" calcext:value-type="string">
            <text:p>R1/R2</text:p>
          </table:table-cell>
          <table:table-cell table:formula="of:=([.H10]/1.233)-1" office:value-type="float" office:value="10.3544201135442" calcext:value-type="float">
            <text:p>10,3544201135442</text:p>
          </table:table-cell>
        </table:table-row>
        <table:table-row table:style-name="ro1">
          <table:table-cell office:value-type="string" calcext:value-type="string">
            <text:p>Vpwtlh</text:p>
          </table:table-cell>
          <table:table-cell table:formula="of:=1.313*([.B9]/[.B10]+1)" office:value-type="float" office:value="14.443" calcext:value-type="float">
            <text:p>14,443</text:p>
          </table:table-cell>
          <table:table-cell table:number-columns-repeated="4"/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table:formula="of:=[.H12]/[.H11]" office:value-type="float" office:value="9.65771128691157" calcext:value-type="float">
            <text:p>9,65771128691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7:02:55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6:15.746000000</meta:creation-date>
    <dc:date>2019-01-18T17:04:23.597000000</dc:date>
    <meta:editing-duration>PT44M10S</meta:editing-duration>
    <meta:editing-cycles>10</meta:editing-cycles>
    <meta:generator>LibreOffice/6.0.6.2$Windows_X86_64 LibreOffice_project/0c292870b25a325b5ed35f6b45599d2ea4458e77</meta:generator>
    <meta:document-statistic meta:table-count="1" meta:cell-count="46" meta:object-count="0"/>
  </office:meta>
</office:document-meta>
</file>